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/>
    </style:style>
    <style:style style:name="ce7" style:family="table-cell" style:parent-style-name="Default">
      <style:table-cell-properties style:rotation-align="none"/>
      <style:text-properties fo:color="#ff0000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22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Comment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8" office:value-type="string" calcext:value-type="string">
            <text:p>DONE</text:p>
          </table:table-cell>
          <table:table-cell table:style-name="ce8" office:value-type="string" calcext:value-type="string">
            <text:p>SV2k24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menu\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\SillyPack??? folder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\SillyPack??? folder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file site\SillyPack????.bat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Download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3" office:value-type="string" calcext:value-type="string">
            <text:p><text:a xlink:href="https://sillyventure.eu/download/" xlink:type="simple">https://sillyventure.eu/download/</text:a>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4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4" office:value-type="string" calcext:value-type="string">
            <text:p><text:a xlink:href="https://files.scene.org/browse/parties/" xlink:type="simple">https://files.scene.org/browse/parties/</text:a>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composer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shots</text:p>
          </table:table-cell>
          <table:table-cell office:value-type="string" calcext:value-type="string">
            <text:p>.\images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1" table:number-columns-repeated="1015" table:default-cell-style-name="ce36"/>
        <table:table-row table:style-name="ro1">
          <table:table-cell table:style-name="ce10" office:value-type="string" calcext:value-type="string">
            <text:p>PATH</text:p>
          </table:table-cell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EXIT KEYS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Type</text:p>
          </table:table-cell>
          <table:table-cell table:style-name="ce32" office:value-type="string" calcext:value-type="string">
            <text:p>TODO</text:p>
          </table:table-cell>
          <table:table-cell table:style-name="ce32" office:value-type="string" calcext:value-type="string">
            <text:p>Memory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1014"/>
        </table:table-row>
        <table:table-row table:style-name="ro1">
          <table:table-cell table:style-name="ce11" office:value-type="string" calcext:value-type="string">
            <text:p>BONUS:README</text:p>
          </table:table-cell>
          <table:table-cell table:style-name="ce39" office:value-type="string" calcext:value-type="string">
            <text:p>OK</text:p>
          </table:table-cell>
          <table:table-cell table:style-name="ce39" office:value-type="string" calcext:value-type="string">
            <text:p>WARM (OK)</text:p>
          </table:table-cell>
          <table:table-cell table:style-name="ce39" office:value-type="string" calcext:value-type="string">
            <text:p>ESC, LEFT</text:p>
          </table:table-cell>
          <table:table-cell table:style-name="ce37" office:value-type="string" calcext:value-type="string">
            <text:p>TODO</text:p>
          </table:table-cell>
          <table:table-cell table:style-name="ce39" office:value-type="string" calcext:value-type="string">
            <text:p>Mono, 2nd POKEY supported</text:p>
          </table:table-cell>
          <table:table-cell table:style-name="ce40" table:formula="of:=MID([.A2];1;FIND(&quot;:&quot;;[.A2];4)-1)" office:value-type="string" office:string-value="BONUS" calcext:value-type="string">
            <text:p>BONUS</text:p>
          </table:table-cell>
          <table:table-cell table:style-name="ce37" office:value-type="string" calcext:value-type="string">
            <text:p>YES</text:p>
          </table:table-cell>
          <table:table-cell table:style-name="ce41" table:number-columns-repeated="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11" office:value-type="string" calcext:value-type="string">
            <text:p>BONUS:SV24WEIN</text:p>
          </table:table-cell>
          <table:table-cell table:style-name="ce39" office:value-type="string" calcext:value-type="string">
            <text:p>OK</text:p>
          </table:table-cell>
          <table:table-cell table:style-name="ce39" office:value-type="string" calcext:value-type="string">
            <text:p>WARM (OK)</text:p>
          </table:table-cell>
          <table:table-cell table:style-name="ce39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39" office:value-type="string" calcext:value-type="string">
            <text:p>Mono, 2nd POKEY supported</text:p>
          </table:table-cell>
          <table:table-cell table:style-name="ce40" table:formula="of:=MID([.A3];1;FIND(&quot;:&quot;;[.A3];4)-1)" office:value-type="string" office:string-value="BONUS" calcext:value-type="string">
            <text:p>BONUS</text:p>
          </table:table-cell>
          <table:table-cell table:style-name="ce40" office:value-type="string" calcext:value-type="string">
            <text:p>NO</text:p>
          </table:table-cell>
          <table:table-cell table:style-name="ce41" table:number-columns-repeated="2"/>
          <table:table-cell table:style-name="ce43" table:number-columns-repeated="2"/>
          <table:table-cell table:style-name="ce32" table:number-columns-repeated="1012"/>
        </table:table-row>
        <table:table-row table:style-name="ro2">
          <table:table-cell table:style-name="ce34" office:value-type="string" calcext:value-type="string">
            <text:p>MSX:MSX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4];1;FIND(&quot;:&quot;;[.A4];4)-1)" office:value-type="string" office:string-value="MSX" calcext:value-type="string">
            <text:p>MSX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MSX:GTIA:GTIA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5];1;FIND(&quot;:&quot;;[.A5];4)-1)" office:value-type="string" office:string-value="MSX" calcext:value-type="string">
            <text:p>MSX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GFX:GFX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6];1;FIND(&quot;:&quot;;[.A6];4)-1)" office:value-type="string" office:string-value="GFX" calcext:value-type="string">
            <text:p>GFX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INTRO256:INTRO256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7];1;FIND(&quot;:&quot;;[.A7];4)-1)" office:value-type="string" office:string-value="INTRO256" calcext:value-type="string">
            <text:p>INTRO256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INTRO16K:INTRO16K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8];1;FIND(&quot;:&quot;;[.A8];4)-1)" office:value-type="string" office:string-value="INTRO16K" calcext:value-type="string">
            <text:p>INTRO16K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DEMO:DEMO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9];1;FIND(&quot;:&quot;;[.A9];4)-1)" office:value-type="string" office:string-value="DEMO" calcext:value-type="string">
            <text:p>DEMO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2"/>
          <table:table-cell table:style-name="ce43" table:number-columns-repeated="2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GAME256:GAME256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10];1;FIND(&quot;:&quot;;[.A10];4)-1)" office:value-type="string" office:string-value="GAME256" calcext:value-type="string">
            <text:p>GAME256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3" table:number-columns-repeated="3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GAME:GAME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11];1;FIND(&quot;:&quot;;[.A11];4)-1)" office:value-type="string" office:string-value="GAME" calcext:value-type="string">
            <text:p>GAME</text:p>
          </table:table-cell>
          <table:table-cell table:style-name="ce37" office:value-type="string" calcext:value-type="string">
            <text:p>YES</text:p>
          </table:table-cell>
          <table:table-cell table:style-name="ce41" table:number-columns-repeated="2"/>
          <table:table-cell table:number-columns-repeated="1014"/>
        </table:table-row>
        <table:table-row table:style-name="ro1">
          <table:table-cell table:style-name="ce34" office:value-type="string" calcext:value-type="string">
            <text:p>WILD:WILD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12];1;FIND(&quot;:&quot;;[.A12];4)-1)" office:value-type="string" office:string-value="WILD" calcext:value-type="string">
            <text:p>WILD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3" table:number-columns-repeated="3"/>
          <table:table-cell table:style-name="ce32" table:number-columns-repeated="1012"/>
        </table:table-row>
        <table:table-row table:style-name="ro1">
          <table:table-cell table:style-name="ce34" office:value-type="string" calcext:value-type="string">
            <text:p>WILD:LAURHARD</text:p>
          </table:table-cell>
          <table:table-cell table:number-columns-repeated="5" table:style-name="ce37" office:value-type="string" calcext:value-type="string">
            <text:p>TODO</text:p>
          </table:table-cell>
          <table:table-cell table:style-name="ce40" table:formula="of:=MID([.A13];1;FIND(&quot;:&quot;;[.A13];4)-1)" office:value-type="string" office:string-value="WILD" calcext:value-type="string">
            <text:p>WILD</text:p>
          </table:table-cell>
          <table:table-cell table:style-name="ce37" office:value-type="string" calcext:value-type="string">
            <text:p>YES</text:p>
          </table:table-cell>
          <table:table-cell table:style-name="ce41"/>
          <table:table-cell table:style-name="ce43" table:number-columns-repeated="3"/>
          <table:table-cell table:style-name="ce32" table:number-columns-repeated="101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Steps Required</text:p>
          </table:table-cell>
          <table:table-cell table:style-name="ce35" table:formula="of:=ROWS(STEPS)*COLUMNS(STEPS)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teps Not done</text:p>
          </table:table-cell>
          <table:table-cell table:style-name="ce35" table:formula="of:=COUNTIF(STEPS;&quot;&quot;)+COUNTIF(STEPS;&quot;TODO&quot;)" office:value-type="float" office:value="51" calcext:value-type="float">
            <text:p>51</text:p>
          </table:table-cell>
          <table:table-cell table:style-name="ce21"/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table:style-name="ce18" office:value-type="string" calcext:value-type="string">
            <text:p>Steps Not OK</text:p>
          </table:table-cell>
          <table:table-cell table:style-name="ce3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teps Done</text:p>
          </table:table-cell>
          <table:table-cell table:style-name="ce38" table:formula="of:=1-[.B16]/[.B15]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ntries Available</text:p>
          </table:table-cell>
          <table:table-cell table:style-name="ce35" table:formula="of:=ROWS(STEPS)" office:value-type="float" office:value="12" calcext:value-type="float">
            <text:p>12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ntries DONE</text:p>
          </table:table-cell>
          <table:table-cell table:style-name="ce35" table:formula="of:=COUNTIF([.H1:.H13];&quot;NO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ntries TODO</text:p>
          </table:table-cell>
          <table:table-cell table:style-name="ce35" table:formula="of:=COUNTIF([.H2:.H14];&quot;YES&quot;)" office:value-type="float" office:value="11" calcext:value-type="float">
            <text:p>11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8" office:value-type="string" calcext:value-type="string">
            <text:p>Entries Done</text:p>
          </table:table-cell>
          <table:table-cell table:style-name="ce38" table:formula="of:=1-[.B21]/[.B19]" office:value-type="percentage" office:value="0.0833333333333334" calcext:value-type="percentage">
            <text:p>8%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13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uses</text:p>
          </table:table-cell>
          <table:table-cell table:style-name="ce21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ngs</text:p>
          </table:table-cell>
          <table:table-cell table:style-name="ce21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raphics</text:p>
          </table:table-cell>
          <table:table-cell table:style-name="ce21" table:formula="of:=COUNTIF([$Entries.G$1:$Entries.G$1048576];&quot;GFX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tros</text:p>
          </table:table-cell>
          <table:table-cell table:style-name="ce21" table:formula="of:=COUNTIF([$Entries.G$1:$Entries.G$1048576];&quot;INTRO256&quot;)+COUNTIF([$Entries.G$1:$Entries.G$1048576];&quot;INTRO16K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mos</text:p>
          </table:table-cell>
          <table:table-cell table:style-name="ce21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mes</text:p>
          </table:table-cell>
          <table:table-cell table:style-name="ce21" table:formula="of:=COUNTIF([$Entries.G$1:$Entries.G$1048576];&quot;GAME&quot;)+COUNTIF([$Entries.G$1:$Entries.G$1048576];&quot;GAME256&quot;)" office:value-type="float" office:value="2" calcext:value-type="float">
            <text:p>2</text:p>
          </table:table-cell>
          <table:table-cell/>
          <table:table-cell table:style-name="ce44"/>
          <table:table-cell table:number-columns-repeated="60"/>
        </table:table-row>
        <table:table-row table:style-name="ro1">
          <table:table-cell table:style-name="ce21" office:value-type="string" calcext:value-type="string">
            <text:p>Wilds</text:p>
          </table:table-cell>
          <table:table-cell table:style-name="ce21" table:formula="of:=COUNTIF([$Entries.G$1:$Entries.G$1048576];&quot;WILD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formula="of:=SUM([.B2:.B8])" office:value-type="float" office:value="11" calcext:value-type="float">
            <text:p>11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13"/>
      </table:named-expressions>
      <table:database-ranges>
        <table:database-range table:name="__Anonymous_Sheet_DB__1" table:target-range-address="Entries.A1:Entries.G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8:04:09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6T18:19:59.222000000</dc:date>
    <meta:editing-cycles>775</meta:editing-cycles>
    <meta:editing-duration>P12DT3H13M14S</meta:editing-duration>
    <meta:generator>LibreOffice/7.1.5.2$Windows_x86 LibreOffice_project/85f04e9f809797b8199d13c421bd8a2b025d52b5</meta:generator>
    <meta:document-statistic meta:table-count="3" meta:cell-count="222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